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A033C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26pt" style:font-name-asian="Segoe UI1" style:font-size-asian="26pt" style:font-name-complex="Segoe UI1" style:font-size-complex="26pt"/>
    </style:style>
    <style:style style:name="P5" style:family="paragraph">
      <style:paragraph-properties fo:margin-left="0.318cm" fo:margin-right="0cm" fo:margin-top="0cm" fo:margin-bottom="0cm" fo:text-indent="-0.318cm" style:text-autospace="none">
        <style:tab-stops>
          <style:tab-stop style:position="-0.311cm"/>
        </style:tab-stops>
      </style:paragraph-properties>
      <style:text-properties fo:color="#ffffff" style:font-name="Segoe UI1" fo:font-size="32pt" style:font-name-asian="Segoe UI1" style:font-size-asian="32pt" style:font-name-complex="Segoe UI1" style:font-size-complex="32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P7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8" style:family="paragraph">
      <style:paragraph-properties fo:margin-left="0.318cm" fo:margin-right="0cm" fo:margin-top="0cm" fo:margin-bottom="0cm" fo:text-indent="-0.318cm" style:text-autospace="none"/>
      <style:text-properties fo:color="#ffffff" style:font-name="Segoe UI1" fo:font-size="32pt" style:font-name-asian="Segoe UI1" style:font-size-asian="32pt" style:font-name-complex="Segoe UI1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style:style style:name="T7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8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254cm">
          <draw:text-box>
            <text:p text:style-name="P1"><text:span text:style-name="T1">Old Testament Reading</text:span></text:p>
            <text:p text:style-name="P1"><text:span text:style-name="T2">Isaiah 35:4–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654cm" svg:height="9.269cm" svg:x="1.27cm" svg:y="0.254cm">
          <draw:text-box>
            <text:p text:style-name="P4"><text:span text:style-name="T3">4</text:span><text:span text:style-name="T4"> </text:span><text:span text:style-name="T5">Say to those who have an anxious heart, </text:span><text:span text:style-name="T6">“Be strong; fear not! Behold, your God will come with vengeance, with the recompense of God. He will come and save you.” </text:span><text:span text:style-name="T7">5</text:span><text:span text:style-name="T8"> </text:span><text:span text:style-name="T6">Then the eyes of the blind shall be opened, and the ears of the deaf unstoppe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7" draw:layer="layout" svg:width="25.654cm" svg:height="7.766cm" svg:x="1.27cm" svg:y="0.254cm">
          <draw:text-box>
            <text:p text:style-name="P5"><text:span text:style-name="T7">6</text:span><text:span text:style-name="T8"> </text:span><text:span text:style-name="T6">then shall the lame man leap like a deer, and the tongue of the mute sing for joy. For waters break forth in the wilderness and streams in the desert;</text:span></text:p>
            <text:p text:style-name="P6"><text:span text:style-name="T7">7</text:span><text:span text:style-name="T8"> </text:span><text:span text:style-name="T6">the burning sand shall become a pool, and the thirsty ground springs of water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1" draw:text-style-name="P7" draw:layer="layout" svg:width="25.654cm" svg:height="3.257cm" svg:x="1.27cm" svg:y="0.254cm">
          <draw:text-box>
            <text:p text:style-name="P8"><text:span text:style-name="T6">in the haunt of jackals, where they lie down, the grass shall become reeds and rush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4T20:15:53.070000000</meta:creation-date>
    <dc:title>Hymn template</dc:title>
    <meta:editing-duration>PT9M14S</meta:editing-duration>
    <meta:editing-cycles>2</meta:editing-cycles>
    <meta:generator>LibreOffice/5.0.1.2$Windows_x86 LibreOffice_project/81898c9f5c0d43f3473ba111d7b351050be20261</meta:generator>
    <meta:initial-creator>Arthur Hoch</meta:initial-creator>
    <dc:date>2015-09-04T20:25:03.861000000</dc:date>
    <dc:creator>Arthur Hoch</dc:creator>
    <meta:document-statistic meta:object-count="33"/>
    <meta:template xlink:type="simple" xlink:actuate="onRequest" xlink:title="Hymn template" xlink:href="../../AppData/Roaming/LibreOffice/4/user/template/Worship%20Templsates/Hymn%20template.otp" meta:date="2015-09-04T20:15:51.492000000"/>
  </office:meta>
</office:document-meta>
</file>